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4b60a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14b60a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تَّكْوۣيرۣ]</text:h>
      <text:p text:style-name="P2" loext:marker-style-name="T2"><text:span text:style-name="T2">® </text:span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bookmark-start text:name="__DdeLink__3571_2311316115"/><text:span text:style-name="T2">إِذَا </text:span><text:span text:style-name="T5">۰</text:span><text:span text:style-name="T2">لشَّمْــسُ كُوّۣرَتْ </text:span><text:span text:style-name="T3">(1)</text:span><text:span text:style-name="T2"> وَإِذَا </text:span><text:span text:style-name="T5">۰</text:span><text:span text:style-name="T2">ڤنُّجُومُ èنكَدَرَتْ </text:span><text:span text:style-name="T3">(2)</text:span><text:span text:style-name="T2"> وَإِذَا </text:span><text:span text:style-name="T5">۰</text:span><text:span text:style-name="T2">لْجِبَالُ سُيِّرَتْ </text:span><text:span text:style-name="T3">(3)</text:span><text:span text:style-name="T2"> وَإِذَا </text:span><text:span text:style-name="T5">۰</text:span><text:span text:style-name="T2">لْعِشَارُ عُطِّلَتْ </text:span><text:span text:style-name="T3">(4)</text:span><text:span text:style-name="T2"> وَإِذَا </text:span><text:span text:style-name="T5">۰</text:span><text:span text:style-name="T2">لْوُحُوشُ حُشِرَتْ </text:span><text:span text:style-name="T3">(5)</text:span><text:span text:style-name="T2"> وَإِذَا </text:span><text:span text:style-name="T5">۰</text:span><text:span text:style-name="T2">ڤْبِحَارُ سُجِّرَتْ </text:span><text:span text:style-name="T3">(6)</text:span><text:span text:style-name="T2"> وَإِذَا </text:span><text:span text:style-name="T5">۰</text:span><text:span text:style-name="T2">لنُّفُوسُ زُوّۣجَتْ </text:span><text:span text:style-name="T3">(7)</text:span><text:span text:style-name="T2"> وَإِذَا </text:span><text:span text:style-name="T5">۰</text:span><text:span text:style-name="T2">لْمَوْءُﹼدَةُ سُــئِــلَتْ </text:span><text:span text:style-name="T3">(8)</text:span><text:span text:style-name="T2"> بِأَيِّ ذَنۢـــبٍ قُتِلَــــتْ </text:span><text:span text:style-name="T3">(9)</text:span><text:span text:style-name="T2"> وَإِذَا </text:span><text:span text:style-name="T5">۰</text:span><text:span text:style-name="T2">ڤصُّحُفُ نُشِرَتْ </text:span><text:span text:style-name="T3">(10)</text:span><text:span text:style-name="T2"> وَإِذَا </text:span><text:span text:style-name="T5">۰</text:span><text:span text:style-name="T2">لسَّمَآءُ كُشِطَتْ </text:span><text:span text:style-name="T3">(11)</text:span><text:span text:style-name="T2"> وَإِذَا </text:span><text:span text:style-name="T5">۰</text:span><text:span text:style-name="T2">لْجَحِيمُ سُعِّرَتْ </text:span><text:span text:style-name="T3">(12)</text:span><text:span text:style-name="T2"> وَإِذَا </text:span><text:span text:style-name="T5">۰</text:span><text:span text:style-name="T2">لْجَنَّةُ ٱُزْلِفَتْ </text:span><text:span text:style-name="T3">(13)</text:span><text:span text:style-name="T2"> عَلِمَتْ نَفْــسٌ مَّآ أَحْضَرَتْؐ </text:span><text:span text:style-name="T3">(14)</text:span><text:span text:style-name="T2"> فَلآَ ٱُقْسِمُ بِالْخُنَّسِ </text:span><text:span text:style-name="T3">(15)</text:span><text:span text:style-name="T2"> </text:span><text:span text:style-name="T5">۱</text:span><text:span text:style-name="T2">لْجَوَارۣ </text:span><text:span text:style-name="T5">۱</text:span><text:span text:style-name="T2">لْكُنَّسِ </text:span><text:span text:style-name="T3">(16)</text:span><text:span text:style-name="T2"> وَاليْلِ إِذَا عَسْعَسَ </text:span><text:span text:style-name="T3">(17)</text:span><text:span text:style-name="T2"> وَاڤصُّبْحِ إِذَا تَنَفَّسَ </text:span><text:span text:style-name="T3">(18)</text:span><text:span text:style-name="T2"> إِنَّهُ„ لَقَوْلُ رَسُولٍ كَرۣيمٍ </text:span><text:span text:style-name="T3">(19)</text:span><text:span text:style-name="T2"> ذى قُوَّةٖ عِندَ ذى </text:span><text:span text:style-name="T5">۱</text:span><text:span text:style-name="T2">لْعَرْشِ مَكِينٍ </text:span><text:span text:style-name="T3">(20)</text:span><text:span text:style-name="T2"> مُّطَاعٍ ثَمَّ أَمِينٍؐ </text:span><text:span text:style-name="T3">(21)</text:span><text:span text:style-name="T2"> وَمَا صَـٰحِبُكُم بِمَجْنُونٍؐ </text:span><text:span text:style-name="T3">(22)</text:span><text:span text:style-name="T2"> وَلَقَدْ رۭءۭاهُ بِالاُفُـقِ </text:span><text:span text:style-name="T5">۱</text:span><text:span text:style-name="T2">لْمُبِينِؐ </text:span><text:span text:style-name="T3">(23)</text:span><text:span text:style-name="T2"> وَمَا هُوَ عَلَــي </text:span><text:span text:style-name="T5">۰</text:span><text:span text:style-name="T2">لْغَيْبِ بِضَنِينٍؐ </text:span><text:span text:style-name="T3">(24)</text:span><text:span text:style-name="T2"> وَمَا هُوَ بِقَوْلِ شَيْطَـٰنٍ رَّجِيمٍ </text:span><text:span text:style-name="T3">(25)</text:span><text:span text:style-name="T2"> فَأَيْنَ تَذْهَبُونَؐ </text:span><text:span text:style-name="T3">(26)</text:span><text:span text:style-name="T2"> إِنْ هُوَ إِلاَّ ذِكْرٌ لِّلْعَـٰلَمِينَ </text:span><text:span text:style-name="T3">(27)</text:span><text:span text:style-name="T2"> لِمَــن شَآءَ مِنكُمُ; أَنْ يَّسْتَقِيمَؐ </text:span><text:span text:style-name="T3">(28)</text:span><text:span text:style-name="T2"> وَمَا تَشَآءُونَ إِلٓاَّ أَنْ يَّشَآءَ </text:span><text:span text:style-name="T5">۰</text:span><text:span text:style-name="T2">للَّهُ رَبُّ </text:span><text:span text:style-name="T5">۴</text:span><text:span text:style-name="T2">لْعَـٰلَمِينَ </text:span><text:span text:style-name="T3">(29)</text:span><text:span text:style-name="T2"> </text:span><text:bookmark-end text:name="__DdeLink__3571_231131611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34:39.876009590</meta:creation-date>
    <dc:date>2025-03-06T08:34:27.366806038</dc:date>
    <meta:editing-duration>PT21M27S</meta:editing-duration>
    <meta:editing-cycles>3</meta:editing-cycles>
    <meta:generator>LibreOffice/24.8.2.1$Linux_X86_64 LibreOffice_project/0f794b6e29741098670a3b95d60478a65d05ef13</meta:generator>
    <meta:document-statistic meta:table-count="0" meta:image-count="0" meta:object-count="0" meta:page-count="1" meta:paragraph-count="2" meta:word-count="140" meta:character-count="737" meta:non-whitespace-character-count="598"/>
  </office:meta>
</office:document-meta>
</file>